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90 Sheet1.B1:Sheet1.B9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71.94mm" svg:y="1mm">
            <loext:p draw:notify-on-update-of-ranges="Sheet1.K1:Sheet1.K10 Sheet1.L1:Sheet1.L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1mm" svg:height="113.17mm" svg:x="499.65mm" svg:y="0mm">
            <loext:p draw:notify-on-update-of-ranges="Sheet1.V1:Sheet1.V7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737.86mm" svg:y="17.65mm">
            <loext:p draw:notify-on-update-of-ranges="Sheet1.AF1:Sheet1.AF9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971.85mm" svg:y="1mm">
            <loext:p draw:notify-on-update-of-ranges="Sheet1.AQ1:Sheet1.AQ9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197.63mm" svg:y="1mm">
            <loext:p draw:notify-on-update-of-ranges="Sheet1.BA1:Sheet1.BA10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445.98mm" svg:y="1mm">
            <loext:p draw:notify-on-update-of-ranges="Sheet1.BL1:Sheet1.BL9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329" calcext:value-type="float">
            <text:p>132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046" calcext:value-type="float">
            <text:p>404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398" calcext:value-type="float">
            <text:p>539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5303" calcext:value-type="float">
            <text:p>530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016" calcext:value-type="float">
            <text:p>401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250" calcext:value-type="float">
            <text:p>325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2337" calcext:value-type="float">
            <text:p>2337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4" calcext:value-type="float">
            <text:p>27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06" calcext:value-type="float">
            <text:p>50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277" calcext:value-type="float">
            <text:p>277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273" calcext:value-type="float">
            <text:p>273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359" calcext:value-type="float">
            <text:p>359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4" calcext:value-type="float">
            <text:p>304</text:p>
          </table:table-cell>
          <table:table-cell table:number-columns-repeated="18"/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304" calcext:value-type="float">
            <text:p>304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384" calcext:value-type="float">
            <text:p>384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264" calcext:value-type="float">
            <text:p>264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table:number-columns-repeated="18"/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362" calcext:value-type="float">
            <text:p>362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302" calcext:value-type="float">
            <text:p>30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331" calcext:value-type="float">
            <text:p>331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8" calcext:value-type="float">
            <text:p>378</text:p>
          </table:table-cell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378" calcext:value-type="float">
            <text:p>378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294" calcext:value-type="float">
            <text:p>294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325" calcext:value-type="float">
            <text:p>325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7" calcext:value-type="float">
            <text:p>357</text:p>
          </table:table-cell>
          <table:table-cell table:number-columns-repeated="18"/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359" calcext:value-type="float">
            <text:p>359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6" calcext:value-type="float">
            <text:p>446</text:p>
          </table:table-cell>
          <table:table-cell table:number-columns-repeated="18"/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449" calcext:value-type="float">
            <text:p>449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498" calcext:value-type="float">
            <text:p>498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5" calcext:value-type="float">
            <text:p>465</text:p>
          </table:table-cell>
          <table:table-cell table:number-columns-repeated="18"/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470" calcext:value-type="float">
            <text:p>47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418" calcext:value-type="float">
            <text:p>418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401" calcext:value-type="float">
            <text:p>401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4" calcext:value-type="float">
            <text:p>474</text:p>
          </table:table-cell>
          <table:table-cell table:number-columns-repeated="18"/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476" calcext:value-type="float">
            <text:p>476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38" calcext:value-type="float">
            <text:p>538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443" calcext:value-type="float">
            <text:p>443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3" calcext:value-type="float">
            <text:p>473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477" calcext:value-type="float">
            <text:p>477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554" calcext:value-type="float">
            <text:p>55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405" calcext:value-type="float">
            <text:p>405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" calcext:value-type="float">
            <text:p>519</text:p>
          </table:table-cell>
          <table:table-cell table:number-columns-repeated="18"/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521" calcext:value-type="float">
            <text:p>52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519" calcext:value-type="float">
            <text:p>5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473" calcext:value-type="float">
            <text:p>473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4" calcext:value-type="float">
            <text:p>554</text:p>
          </table:table-cell>
          <table:table-cell table:number-columns-repeated="18"/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561" calcext:value-type="float">
            <text:p>561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620" calcext:value-type="float">
            <text:p>6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476" calcext:value-type="float">
            <text:p>476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" calcext:value-type="float">
            <text:p>484</text:p>
          </table:table-cell>
          <table:table-cell table:number-columns-repeated="18"/>
          <table:table-cell office:value-type="float" office:value="23" calcext:value-type="float">
            <text:p>23</text:p>
          </table:table-cell>
          <table:table-cell office:value-type="float" office:value="159" calcext:value-type="float">
            <text:p>159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502" calcext:value-type="float">
            <text:p>502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578" calcext:value-type="float">
            <text:p>578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449" calcext:value-type="float">
            <text:p>449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table:number-columns-repeated="18"/>
          <table:table-cell office:value-type="float" office:value="24" calcext:value-type="float">
            <text:p>24</text:p>
          </table:table-cell>
          <table:table-cell office:value-type="float" office:value="179" calcext:value-type="float">
            <text:p>179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550" calcext:value-type="float">
            <text:p>550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433" calcext:value-type="float">
            <text:p>433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2" calcext:value-type="float">
            <text:p>562</text:p>
          </table:table-cell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173" calcext:value-type="float">
            <text:p>17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599" calcext:value-type="float">
            <text:p>599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526" calcext:value-type="float">
            <text:p>526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0" calcext:value-type="float">
            <text:p>560</text:p>
          </table:table-cell>
          <table:table-cell table:number-columns-repeated="18"/>
          <table:table-cell office:value-type="float" office:value="26" calcext:value-type="float">
            <text:p>26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591" calcext:value-type="float">
            <text:p>591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office:value-type="float" office:value="709" calcext:value-type="float">
            <text:p>709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0" calcext:value-type="float">
            <text:p>530</text:p>
          </table:table-cell>
          <table:table-cell table:number-columns-repeated="18"/>
          <table:table-cell office:value-type="float" office:value="27" calcext:value-type="float">
            <text:p>27</text:p>
          </table:table-cell>
          <table:table-cell office:value-type="float" office:value="199" calcext:value-type="float">
            <text:p>199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580" calcext:value-type="float">
            <text:p>580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646" calcext:value-type="float">
            <text:p>646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0" calcext:value-type="float">
            <text:p>590</text:p>
          </table:table-cell>
          <table:table-cell table:number-columns-repeated="18"/>
          <table:table-cell office:value-type="float" office:value="28" calcext:value-type="float">
            <text:p>28</text:p>
          </table:table-cell>
          <table:table-cell office:value-type="float" office:value="191" calcext:value-type="float">
            <text:p>191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623" calcext:value-type="float">
            <text:p>623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office:value-type="float" office:value="597" calcext:value-type="float">
            <text:p>597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537" calcext:value-type="float">
            <text:p>537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6" calcext:value-type="float">
            <text:p>556</text:p>
          </table:table-cell>
          <table:table-cell table:number-columns-repeated="18"/>
          <table:table-cell office:value-type="float" office:value="29" calcext:value-type="float">
            <text:p>29</text:p>
          </table:table-cell>
          <table:table-cell office:value-type="float" office:value="168" calcext:value-type="float">
            <text:p>168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593" calcext:value-type="float">
            <text:p>593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office:value-type="float" office:value="677" calcext:value-type="float">
            <text:p>67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527" calcext:value-type="float">
            <text:p>527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5" calcext:value-type="float">
            <text:p>565</text:p>
          </table:table-cell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598" calcext:value-type="float">
            <text:p>598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office:value-type="float" office:value="569" calcext:value-type="float">
            <text:p>569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527" calcext:value-type="float">
            <text:p>527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6" calcext:value-type="float">
            <text:p>506</text:p>
          </table:table-cell>
          <table:table-cell table:number-columns-repeated="18"/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554" calcext:value-type="float">
            <text:p>554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office:value-type="float" office:value="620" calcext:value-type="float">
            <text:p>620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509" calcext:value-type="float">
            <text:p>509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4" calcext:value-type="float">
            <text:p>604</text:p>
          </table:table-cell>
          <table:table-cell table:number-columns-repeated="18"/>
          <table:table-cell office:value-type="float" office:value="32" calcext:value-type="float">
            <text:p>32</text:p>
          </table:table-cell>
          <table:table-cell office:value-type="float" office:value="177" calcext:value-type="float">
            <text:p>177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618" calcext:value-type="float">
            <text:p>618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545" calcext:value-type="float">
            <text:p>545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548" calcext:value-type="float">
            <text:p>548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5" calcext:value-type="float">
            <text:p>565</text:p>
          </table:table-cell>
          <table:table-cell table:number-columns-repeated="18"/>
          <table:table-cell office:value-type="float" office:value="33" calcext:value-type="float">
            <text:p>33</text:p>
          </table:table-cell>
          <table:table-cell office:value-type="float" office:value="169" calcext:value-type="float">
            <text:p>169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office:value-type="float" office:value="430" calcext:value-type="float">
            <text:p>430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531" calcext:value-type="float">
            <text:p>531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7" calcext:value-type="float">
            <text:p>497</text:p>
          </table:table-cell>
          <table:table-cell table:number-columns-repeated="18"/>
          <table:table-cell office:value-type="float" office:value="34" calcext:value-type="float">
            <text:p>34</text:p>
          </table:table-cell>
          <table:table-cell office:value-type="float" office:value="182" calcext:value-type="float">
            <text:p>182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533" calcext:value-type="float">
            <text:p>533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451" calcext:value-type="float">
            <text:p>451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531" calcext:value-type="float">
            <text:p>531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6" calcext:value-type="float">
            <text:p>546</text:p>
          </table:table-cell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176" calcext:value-type="float">
            <text:p>176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612" calcext:value-type="float">
            <text:p>612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office:value-type="float" office:value="436" calcext:value-type="float">
            <text:p>436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526" calcext:value-type="float">
            <text:p>526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0" calcext:value-type="float">
            <text:p>490</text:p>
          </table:table-cell>
          <table:table-cell table:number-columns-repeated="18"/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546" calcext:value-type="float">
            <text:p>546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office:value-type="float" office:value="526" calcext:value-type="float">
            <text:p>526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494" calcext:value-type="float">
            <text:p>494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6" calcext:value-type="float">
            <text:p>596</text:p>
          </table:table-cell>
          <table:table-cell table:number-columns-repeated="18"/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661" calcext:value-type="float">
            <text:p>661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499" calcext:value-type="float">
            <text:p>499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584" calcext:value-type="float">
            <text:p>584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4" calcext:value-type="float">
            <text:p>514</text:p>
          </table:table-cell>
          <table:table-cell table:number-columns-repeated="18"/>
          <table:table-cell office:value-type="float" office:value="38" calcext:value-type="float">
            <text:p>38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float" office:value="566" calcext:value-type="float">
            <text:p>566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float" office:value="484" calcext:value-type="float">
            <text:p>484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6" calcext:value-type="float">
            <text:p>516</text:p>
          </table:table-cell>
          <table:table-cell table:number-columns-repeated="18"/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565" calcext:value-type="float">
            <text:p>565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567" calcext:value-type="float">
            <text:p>567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4" calcext:value-type="float">
            <text:p>464</text:p>
          </table:table-cell>
          <table:table-cell table:number-columns-repeated="18"/>
          <table:table-cell office:value-type="float" office:value="40" calcext:value-type="float">
            <text:p>40</text:p>
          </table:table-cell>
          <table:table-cell office:value-type="float" office:value="176" calcext:value-type="float">
            <text:p>176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529" calcext:value-type="float">
            <text:p>529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499" calcext:value-type="float">
            <text:p>499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463" calcext:value-type="float">
            <text:p>463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1" calcext:value-type="float">
            <text:p>511</text:p>
          </table:table-cell>
          <table:table-cell table:number-columns-repeated="18"/>
          <table:table-cell office:value-type="float" office:value="41" calcext:value-type="float">
            <text:p>41</text:p>
          </table:table-cell>
          <table:table-cell office:value-type="float" office:value="149" calcext:value-type="float">
            <text:p>149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565" calcext:value-type="float">
            <text:p>565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482" calcext:value-type="float">
            <text:p>482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508" calcext:value-type="float">
            <text:p>508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4" calcext:value-type="float">
            <text:p>484</text:p>
          </table:table-cell>
          <table:table-cell table:number-columns-repeated="18"/>
          <table:table-cell office:value-type="float" office:value="42" calcext:value-type="float">
            <text:p>42</text:p>
          </table:table-cell>
          <table:table-cell office:value-type="float" office:value="153" calcext:value-type="float">
            <text:p>153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554" calcext:value-type="float">
            <text:p>554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510" calcext:value-type="float">
            <text:p>510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451" calcext:value-type="float">
            <text:p>451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9" calcext:value-type="float">
            <text:p>399</text:p>
          </table:table-cell>
          <table:table-cell table:number-columns-repeated="18"/>
          <table:table-cell office:value-type="float" office:value="43" calcext:value-type="float">
            <text:p>43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453" calcext:value-type="float">
            <text:p>453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office:value-type="float" office:value="508" calcext:value-type="float">
            <text:p>508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374" calcext:value-type="float">
            <text:p>374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7" calcext:value-type="float">
            <text:p>477</text:p>
          </table:table-cell>
          <table:table-cell table:number-columns-repeated="18"/>
          <table:table-cell office:value-type="float" office:value="44" calcext:value-type="float">
            <text:p>44</text:p>
          </table:table-cell>
          <table:table-cell office:value-type="float" office:value="156" calcext:value-type="float">
            <text:p>156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523" calcext:value-type="float">
            <text:p>523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571" calcext:value-type="float">
            <text:p>571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463" calcext:value-type="float">
            <text:p>463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6" calcext:value-type="float">
            <text:p>466</text:p>
          </table:table-cell>
          <table:table-cell table:number-columns-repeated="18"/>
          <table:table-cell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503" calcext:value-type="float">
            <text:p>503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586" calcext:value-type="float">
            <text:p>586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450" calcext:value-type="float">
            <text:p>450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5" calcext:value-type="float">
            <text:p>385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465" calcext:value-type="float">
            <text:p>465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612" calcext:value-type="float">
            <text:p>612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416" calcext:value-type="float">
            <text:p>416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5" calcext:value-type="float">
            <text:p>355</text:p>
          </table:table-cell>
          <table:table-cell table:number-columns-repeated="18"/>
          <table:table-cell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float" office:value="395" calcext:value-type="float">
            <text:p>395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545" calcext:value-type="float">
            <text:p>545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float" office:value="370" calcext:value-type="float">
            <text:p>370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0" calcext:value-type="float">
            <text:p>400</text:p>
          </table:table-cell>
          <table:table-cell table:number-columns-repeated="18"/>
          <table:table-cell office:value-type="float" office:value="48" calcext:value-type="float">
            <text:p>48</text:p>
          </table:table-cell>
          <table:table-cell office:value-type="float" office:value="138" calcext:value-type="float">
            <text:p>138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float" office:value="437" calcext:value-type="float">
            <text:p>437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589" calcext:value-type="float">
            <text:p>589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table:number-columns-repeated="18"/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452" calcext:value-type="float">
            <text:p>452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562" calcext:value-type="float">
            <text:p>562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402" calcext:value-type="float">
            <text:p>402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7" calcext:value-type="float">
            <text:p>337</text:p>
          </table:table-cell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381" calcext:value-type="float">
            <text:p>381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513" calcext:value-type="float">
            <text:p>513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344" calcext:value-type="float">
            <text:p>344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9" calcext:value-type="float">
            <text:p>329</text:p>
          </table:table-cell>
          <table:table-cell table:number-columns-repeated="18"/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369" calcext:value-type="float">
            <text:p>369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1" calcext:value-type="float">
            <text:p>361</text:p>
          </table:table-cell>
          <table:table-cell table:number-columns-repeated="18"/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425" calcext:value-type="float">
            <text:p>425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451" calcext:value-type="float">
            <text:p>451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377" calcext:value-type="float">
            <text:p>37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2" calcext:value-type="float">
            <text:p>312</text:p>
          </table:table-cell>
          <table:table-cell table:number-columns-repeated="18"/>
          <table:table-cell office:value-type="float" office:value="53" calcext:value-type="float">
            <text:p>53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358" calcext:value-type="float">
            <text:p>358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1765" calcext:value-type="float">
            <text:p>1765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316" calcext:value-type="float">
            <text:p>316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9" calcext:value-type="float">
            <text:p>399</text:p>
          </table:table-cell>
          <table:table-cell table:number-columns-repeated="18"/>
          <table:table-cell office:value-type="float" office:value="54" calcext:value-type="float">
            <text:p>54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53" calcext:value-type="float">
            <text:p>53</text:p>
          </table:table-cell>
          <table:table-cell office:value-type="float" office:value="439" calcext:value-type="float">
            <text:p>439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597" calcext:value-type="float">
            <text:p>597</text:p>
          </table:table-cell>
          <table:table-cell table:number-columns-repeated="8"/>
          <table:table-cell office:value-type="float" office:value="53" calcext:value-type="float">
            <text:p>53</text:p>
          </table:table-cell>
          <table:table-cell office:value-type="float" office:value="381" calcext:value-type="float">
            <text:p>381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8" calcext:value-type="float">
            <text:p>338</text:p>
          </table:table-cell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 office:value-type="float" office:value="398" calcext:value-type="float">
            <text:p>398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567" calcext:value-type="float">
            <text:p>567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 office:value-type="float" office:value="357" calcext:value-type="float">
            <text:p>357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2" calcext:value-type="float">
            <text:p>312</text:p>
          </table:table-cell>
          <table:table-cell table:number-columns-repeated="18"/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371" calcext:value-type="float">
            <text:p>371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551" calcext:value-type="float">
            <text:p>551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334" calcext:value-type="float">
            <text:p>334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 table:number-columns-repeated="18"/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416" calcext:value-type="float">
            <text:p>416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491" calcext:value-type="float">
            <text:p>491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333" calcext:value-type="float">
            <text:p>333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4" calcext:value-type="float">
            <text:p>294</text:p>
          </table:table-cell>
          <table:table-cell table:number-columns-repeated="18"/>
          <table:table-cell office:value-type="float" office:value="58" calcext:value-type="float">
            <text:p>58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451" calcext:value-type="float">
            <text:p>451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office:value-type="float" office:value="285" calcext:value-type="float">
            <text:p>285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1" calcext:value-type="float">
            <text:p>331</text:p>
          </table:table-cell>
          <table:table-cell table:number-columns-repeated="18"/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372" calcext:value-type="float">
            <text:p>372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523" calcext:value-type="float">
            <text:p>523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371" calcext:value-type="float">
            <text:p>371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4" calcext:value-type="float">
            <text:p>284</text:p>
          </table:table-cell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office:value-type="float" office:value="326" calcext:value-type="float">
            <text:p>326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office:value-type="float" office:value="244" calcext:value-type="float">
            <text:p>244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4" calcext:value-type="float">
            <text:p>264</text:p>
          </table:table-cell>
          <table:table-cell table:number-columns-repeated="18"/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320" calcext:value-type="float">
            <text:p>320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441" calcext:value-type="float">
            <text:p>441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265" calcext:value-type="float">
            <text:p>265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7" calcext:value-type="float">
            <text:p>247</text:p>
          </table:table-cell>
          <table:table-cell table:number-columns-repeated="18"/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float" office:value="61" calcext:value-type="float">
            <text:p>61</text:p>
          </table:table-cell>
          <table:table-cell office:value-type="float" office:value="301" calcext:value-type="float">
            <text:p>301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443" calcext:value-type="float">
            <text:p>443</text:p>
          </table:table-cell>
          <table:table-cell table:number-columns-repeated="8"/>
          <table:table-cell office:value-type="float" office:value="61" calcext:value-type="float">
            <text:p>61</text:p>
          </table:table-cell>
          <table:table-cell office:value-type="float" office:value="250" calcext:value-type="float">
            <text:p>250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7" calcext:value-type="float">
            <text:p>257</text:p>
          </table:table-cell>
          <table:table-cell table:number-columns-repeated="18"/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office:value-type="float" office:value="299" calcext:value-type="float">
            <text:p>299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448" calcext:value-type="float">
            <text:p>448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office:value-type="float" office:value="269" calcext:value-type="float">
            <text:p>269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3" calcext:value-type="float">
            <text:p>293</text:p>
          </table:table-cell>
          <table:table-cell table:number-columns-repeated="18"/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office:value-type="float" office:value="354" calcext:value-type="float">
            <text:p>354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392" calcext:value-type="float">
            <text:p>392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office:value-type="float" office:value="275" calcext:value-type="float">
            <text:p>275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3" calcext:value-type="float">
            <text:p>283</text:p>
          </table:table-cell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351" calcext:value-type="float">
            <text:p>351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363" calcext:value-type="float">
            <text:p>363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309" calcext:value-type="float">
            <text:p>309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2" calcext:value-type="float">
            <text:p>262</text:p>
          </table:table-cell>
          <table:table-cell table:number-columns-repeated="18"/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330" calcext:value-type="float">
            <text:p>33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306" calcext:value-type="float">
            <text:p>306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253" calcext:value-type="float">
            <text:p>253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5" calcext:value-type="float">
            <text:p>255</text:p>
          </table:table-cell>
          <table:table-cell table:number-columns-repeated="18"/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office:value-type="float" office:value="66" calcext:value-type="float">
            <text:p>66</text:p>
          </table:table-cell>
          <table:table-cell office:value-type="float" office:value="327" calcext:value-type="float">
            <text:p>327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358" calcext:value-type="float">
            <text:p>358</text:p>
          </table:table-cell>
          <table:table-cell table:number-columns-repeated="8"/>
          <table:table-cell office:value-type="float" office:value="66" calcext:value-type="float">
            <text:p>66</text:p>
          </table:table-cell>
          <table:table-cell office:value-type="float" office:value="298" calcext:value-type="float">
            <text:p>298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9" calcext:value-type="float">
            <text:p>249</text:p>
          </table:table-cell>
          <table:table-cell table:number-columns-repeated="18"/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float" office:value="67" calcext:value-type="float">
            <text:p>67</text:p>
          </table:table-cell>
          <table:table-cell office:value-type="float" office:value="343" calcext:value-type="float">
            <text:p>343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307" calcext:value-type="float">
            <text:p>307</text:p>
          </table:table-cell>
          <table:table-cell table:number-columns-repeated="8"/>
          <table:table-cell office:value-type="float" office:value="67" calcext:value-type="float">
            <text:p>67</text:p>
          </table:table-cell>
          <table:table-cell office:value-type="float" office:value="294" calcext:value-type="float">
            <text:p>294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" calcext:value-type="float">
            <text:p>201</text:p>
          </table:table-cell>
          <table:table-cell table:number-columns-repeated="18"/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 office:value-type="float" office:value="287" calcext:value-type="float">
            <text:p>287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382" calcext:value-type="float">
            <text:p>382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 office:value-type="float" office:value="260" calcext:value-type="float">
            <text:p>260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" calcext:value-type="float">
            <text:p>145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float" office:value="69" calcext:value-type="float">
            <text:p>69</text:p>
          </table:table-cell>
          <table:table-cell office:value-type="float" office:value="242" calcext:value-type="float">
            <text:p>242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table:number-columns-repeated="8"/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table:number-columns-repeated="18"/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310" calcext:value-type="float">
            <text:p>31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215" calcext:value-type="float">
            <text:p>215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2" calcext:value-type="float">
            <text:p>202</text:p>
          </table:table-cell>
          <table:table-cell table:number-columns-repeated="18"/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office:value-type="float" office:value="71" calcext:value-type="float">
            <text:p>71</text:p>
          </table:table-cell>
          <table:table-cell office:value-type="float" office:value="356" calcext:value-type="float">
            <text:p>356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289" calcext:value-type="float">
            <text:p>289</text:p>
          </table:table-cell>
          <table:table-cell table:number-columns-repeated="8"/>
          <table:table-cell office:value-type="float" office:value="71" calcext:value-type="float">
            <text:p>71</text:p>
          </table:table-cell>
          <table:table-cell office:value-type="float" office:value="383" calcext:value-type="float">
            <text:p>383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18"/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189" calcext:value-type="float">
            <text:p>189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262" calcext:value-type="float">
            <text:p>262</text:p>
          </table:table-cell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224" calcext:value-type="float">
            <text:p>224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 office:value-type="float" office:value="187" calcext:value-type="float">
            <text:p>187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242" calcext:value-type="float">
            <text:p>242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 office:value-type="float" office:value="239" calcext:value-type="float">
            <text:p>239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258" calcext:value-type="float">
            <text:p>258</text:p>
          </table:table-cell>
          <table:table-cell table:number-columns-repeated="8"/>
          <table:table-cell office:value-type="float" office:value="74" calcext:value-type="float">
            <text:p>74</text:p>
          </table:table-cell>
          <table:table-cell office:value-type="float" office:value="186" calcext:value-type="float">
            <text:p>186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table:number-columns-repeated="8"/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number-columns-repeated="18"/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198" calcext:value-type="float">
            <text:p>198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171" calcext:value-type="float">
            <text:p>171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0"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0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0"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0"/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0"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0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1"/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1"/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1"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1"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41"/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float" office:value="101" calcext:value-type="float">
            <text:p>101</text:p>
          </table:table-cell>
          <table:table-cell office:value-type="float" office:value="141" calcext:value-type="float">
            <text:p>14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1:53:19.0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0:28:43.560000000</meta:creation-date>
    <dc:date>2016-02-02T11:58:00.738000000</dc:date>
    <meta:editing-duration>P1DT6H58M49S</meta:editing-duration>
    <meta:editing-cycles>5</meta:editing-cycles>
    <meta:generator>LibreOffice/5.0.3.2$Windows_x86 LibreOffice_project/e5f16313668ac592c1bfb310f4390624e3dbfb75</meta:generator>
    <meta:document-statistic meta:table-count="1" meta:cell-count="114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Sheet1.A1:Sheet1.B90" svg:x="0.32cm" svg:y="0.18cm" svg:width="13.097cm" svg:height="8.64cm">
          <chartooo:coordinate-region svg:x="1.127cm" svg:y="0.379cm" svg:width="12.29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90" chart:class="chart:bar">
            <chart:data-point chart:repeated="90"/>
          </chart:series>
          <chart:series chart:style-name="ch8" chart:values-cell-range-address="Sheet1.B1:Sheet1.B90" chart:class="chart:bar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90</svg:desc>
                </draw:g>
              </table:table-cell>
              <table:table-cell office:value-type="float" office:value="9">
                <text:p>9</text:p>
                <draw:g>
                  <svg:desc>Sheet1.B1:Sheet1.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Sheet1.K1:Sheet1.L10" svg:x="0.32cm" svg:y="0.18cm" svg:width="13.097cm" svg:height="8.64cm">
          <chartooo:coordinate-region svg:x="1.312cm" svg:y="0.379cm" svg:width="12.1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1:Sheet1.K10" chart:class="chart:bar">
            <chart:data-point chart:repeated="10"/>
          </chart:series>
          <chart:series chart:style-name="ch8" chart:values-cell-range-address="Sheet1.L1:Sheet1.L1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1:Sheet1.K10</svg:desc>
                </draw:g>
              </table:table-cell>
              <table:table-cell office:value-type="float" office:value="1329">
                <text:p>1329</text:p>
                <draw:g>
                  <svg:desc>Sheet1.L1:Sheet1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303">
                <text:p>5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11.318cm" xlink:href=".." xlink:type="simple" chart:class="chart:bar" chart:style-name="ch1">
        <chart:legend chart:legend-position="end" svg:x="13.748cm" svg:y="5.36cm" style:legend-expansion="high" chart:style-name="ch2"/>
        <chart:plot-area chart:style-name="ch3" table:cell-range-address="Sheet1.V1:Sheet1.V78" svg:x="2.904cm" svg:y="1.499cm" svg:width="13.105cm" svg:height="10.609cm">
          <chartooo:coordinate-region svg:x="3.711cm" svg:y="1.698cm" svg:width="12.298cm" svg:height="9.6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1:Sheet1.V78" chart:class="chart:bar">
            <chart:data-point chart:repeated="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V1:Sheet1.V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4.201cm" style:legend-expansion="high" chart:style-name="ch2"/>
        <chart:plot-area chart:style-name="ch3" table:cell-range-address="Sheet1.AF1:Sheet1.AF95" svg:x="0.32cm" svg:y="0.18cm" svg:width="12.912cm" svg:height="8.64cm">
          <chartooo:coordinate-region svg:x="1.127cm" svg:y="0.379cm" svg:width="12.105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F1:Sheet1.AF95" chart:class="chart:bar">
            <chart:data-point chart:repeated="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AF1:Sheet1.AF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201cm" style:legend-expansion="high" chart:style-name="ch2"/>
        <chart:plot-area chart:style-name="ch3" table:cell-range-address="Sheet1.AQ1:Sheet1.AQ95" svg:x="0.32cm" svg:y="0.18cm" svg:width="12.859cm" svg:height="8.64cm">
          <chartooo:coordinate-region svg:x="1.312cm" svg:y="0.379cm" svg:width="11.867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Q1:Sheet1.AQ95" chart:class="chart:bar">
            <chart:data-point chart:repeated="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">
                <text:p>94</text:p>
                <draw:g>
                  <svg:desc>Sheet1.AQ1:Sheet1.AQ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201cm" style:legend-expansion="high" chart:style-name="ch2"/>
        <chart:plot-area chart:style-name="ch3" table:cell-range-address="Sheet1.BA1:Sheet1.BA100" svg:x="0.32cm" svg:y="0.18cm" svg:width="12.859cm" svg:height="8.64cm">
          <chartooo:coordinate-region svg:x="1.127cm" svg:y="0.379cm" svg:width="12.052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A1:Sheet1.BA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A1:Sheet1.B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1">
                <text:p>1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4.201cm" style:legend-expansion="high" chart:style-name="ch2"/>
        <chart:plot-area chart:style-name="ch3" table:cell-range-address="Sheet1.BL1:Sheet1.BL99" svg:x="2.864cm" svg:y="0.547cm" svg:width="12.911cm" svg:height="8.639cm">
          <chartooo:coordinate-region svg:x="3.671cm" svg:y="0.746cm" svg:width="12.104cm" svg:height="7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L1:Sheet1.BL99" chart:class="chart:bar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BL1:Sheet1.BL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1">
                <text:p>1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